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00000004EE90C3D352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2.603cm" svg:x="1.067cm" svg:y="4.367cm">
          <draw:image xlink:href="Pictures/1000020100000400000004EE90C3D352.png" xlink:type="simple" xlink:show="embed" xlink:actuate="onLoad">
            <text:p/>
          </draw:image>
        </draw:frame>
        <draw:line draw:style-name="gr2" draw:text-style-name="P1" draw:layer="layout" svg:x1="4.329cm" svg:y1="19.491cm" svg:x2="6.234cm" svg:y2="17.967cm">
          <text:p/>
        </draw:line>
        <draw:line draw:style-name="gr2" draw:text-style-name="P1" draw:layer="layout" svg:x1="5.853cm" svg:y1="7.299cm" svg:x2="7.758cm" svg:y2="5.7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ff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stin Brunelle</meta:initial-creator>
    <meta:creation-date>2013-12-12T22:16:26</meta:creation-date>
    <dc:date>2013-12-13T07:48:52</dc:date>
    <dc:creator>Justin Brunelle</dc:creator>
    <meta:editing-duration>P0D</meta:editing-duration>
    <meta:editing-cycles>2</meta:editing-cycles>
    <meta:generator>LibreOffice/3.6$Linux_x86 LibreOffice_project/360m1$Build-2</meta:generator>
    <meta:document-statistic meta:object-count="3"/>
  </office:meta>
</office:document-meta>
</file>